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666666" draw:marker-start-width="0.5cm" draw:marker-end-width="0.5cm" draw:fill-color="#ffffff" draw:textarea-horizontal-align="justify" draw:textarea-vertical-align="middle" draw:auto-grow-height="false" fo:padding-top="0.1cm" fo:padding-bottom="0.7cm" fo:padding-left="0.1cm" fo:padding-right="0.1cm"/>
    </style:style>
    <style:style style:name="gr2" style:family="graphic" style:parent-style-name="standard">
      <style:graphic-properties svg:stroke-color="#ffffff" svg:stroke-opacity="0%" draw:fill="gradient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svg:stroke-opacity="0%" draw:fill="gradient" draw:fill-gradient-name="Gradient_20_1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svg:stroke-opacity="0%" draw:fill="gradient" draw:fill-gradient-name="Gradient_20_11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svg:stroke-opacity="0%" draw:fill="gradient" draw:fill-gradient-name="Gray_20_Gradient_20_1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svg:stroke-opacity="0%" draw:fill="gradient" draw:fill-gradient-name="Gradient_20_12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33ff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" style:family="text">
      <style:text-properties fo:color="#9933ff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2" draw:layer="layout" svg:width="2.637cm" svg:height="2.637cm" svg:x="0.181cm" svg:y="0.181cm">
          <text:p text:style-name="P1"><text:span text:style-name="T1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0.818cm" svg:height="0.364cm" svg:x="0.363cm" svg:y="2.1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55cm" svg:height="0.364cm" svg:x="1.181cm" svg:y="2.1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3cm" svg:height="0.364cm" svg:x="1.636cm" svg:y="2.1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2cm" svg:height="0.364cm" svg:x="1.909cm" svg:y="2.1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55cm" svg:height="0.364cm" svg:x="2.181cm" svg:y="2.18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cc00" draw:end-color="#ffff00" draw:start-intensity="100%" draw:end-intensity="100%" draw:angle="900" draw:border="0%"/>
    <draw:gradient draw:name="Gradient_20_11" draw:display-name="Gradient 11" draw:style="linear" draw:start-color="#ffff00" draw:end-color="#ff6600" draw:start-intensity="100%" draw:end-intensity="100%" draw:angle="900" draw:border="0%"/>
    <draw:gradient draw:name="Gradient_20_12" draw:display-name="Gradient 12" draw:style="linear" draw:start-color="#cc0000" draw:end-color="#000000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ff" draw:end-color="#00cc00" draw:start-intensity="100%" draw:end-intensity="100%" draw:angle="900" draw:border="0%"/>
    <draw:gradient draw:name="Gray_20_Gradient_20_1" draw:display-name="Gray Gradient 1" draw:style="linear" draw:start-color="#ff6600" draw:end-color="#cc0000" draw:start-intensity="100%" draw:end-intensity="100%" draw:angle="9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12</meta:editing-cycles>
    <meta:editing-duration>PT29M22S</meta:editing-duration>
    <dc:title>WEB-Draw-klein</dc:title>
    <meta:initial-creator>Martin Korneffel</meta:initial-creator>
    <dc:date>2013-11-18T21:41:38.18</dc:date>
    <dc:creator>Martin Korneffel</dc:creator>
    <meta:document-statistic meta:object-count="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